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7E000000C7ABC1B2DE.png" manifest:media-type="image/png"/>
  <manifest:file-entry manifest:full-path="Pictures/1000020100000179000000C76C5CDCDD.png" manifest:media-type="image/png"/>
  <manifest:file-entry manifest:full-path="Pictures/10000201000000450000004C9BFF8EA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onymous Pro" svg:font-family="'Anonymous Pro'" style:font-pitch="fixed"/>
    <style:font-face style:name="Inconsolata" svg:font-family="Inconsolata" style:font-pitch="fixed"/>
    <style:font-face style:name="Ubuntu Mono" svg:font-family="'Ubuntu 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dp1" style:family="drawing-page"/>
    <style:style style:name="gr1" style:family="graphic" style:parent-style-name="standard">
      <style:graphic-properties svg:stroke-color="#000000" draw:fill="solid" draw:fill-color="#ff9999" draw:textarea-horizontal-align="justify" draw:textarea-vertical-align="middle" draw:auto-grow-height="false"/>
    </style:style>
    <style:style style:name="gr2" style:family="graphic" style:parent-style-name="standard">
      <style:graphic-properties draw:stroke="none" svg:stroke-width="0.1cm" svg:stroke-color="#333333" draw:marker-start-width="0.35cm" draw:marker-end-width="0.35cm" draw:fill="solid" draw:fill-color="#9999ff" draw:textarea-horizontal-align="center" draw:textarea-vertical-align="middle" draw:auto-grow-height="false" fo:min-height="0.749cm" fo:min-width="0.499cm" fo:padding-top="0.175cm" fo:padding-bottom="0.175cm" fo:padding-left="0.3cm" fo:padding-right="0.3cm" draw:shadow="hidden"/>
    </style:style>
    <style:style style:name="gr3" style:family="graphic" style:parent-style-name="standard">
      <style:graphic-properties svg:stroke-width="0.1cm" svg:stroke-color="#333333" draw:marker-start-width="0.35cm" draw:marker-end-width="0.35cm" draw:fill="none" draw:fill-color="#9999ff" draw:textarea-horizontal-align="center" draw:textarea-vertical-align="middle" draw:auto-grow-height="false" fo:min-height="0.749cm" fo:min-width="0.499cm" fo:padding-top="0.175cm" fo:padding-bottom="0.175cm" fo:padding-left="0.3cm" fo:padding-right="0.3cm" draw:shadow="hidden"/>
    </style:style>
    <style:style style:name="gr4" style:family="graphic" style:parent-style-name="standard">
      <style:graphic-properties svg:stroke-color="#000000" draw:fill="solid" draw:fill-color="#000000" draw:textarea-horizontal-align="justify" draw:textarea-vertical-align="middle" draw:auto-grow-height="false" draw:shadow="hidden"/>
    </style:style>
    <style:style style:name="gr5"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6" style:family="graphic" style:parent-style-name="objectwithoutfill">
      <style:graphic-properties svg:stroke-width="0.1cm" svg:stroke-color="#000000" draw:marker-start-width="0.35cm" draw:marker-end-width="0.35cm" draw:fill="none" draw:fill-color="#000000" draw:textarea-vertical-align="middle" fo:padding-top="0.175cm" fo:padding-bottom="0.175cm" fo:padding-left="0.3cm" fo:padding-right="0.3cm"/>
    </style:style>
    <style:style style:name="gr7" style:family="graphic" style:parent-style-name="塗りつぶしなし線なしオブジェクト">
      <style:graphic-properties draw:fill="bitmap" draw:fill-image-name="Bitmape_20_1" style:repeat="stretch" draw:textarea-vertical-align="middle"/>
    </style:style>
    <style:style style:name="gr8" style:family="graphic" style:parent-style-name="塗りつぶしなし線なしオブジェクト">
      <style:graphic-properties draw:fill="bitmap" draw:fill-image-name="Bitmape_20_2" style:repeat="stretch" draw:textarea-vertical-align="middle"/>
    </style:style>
    <style:style style:name="gr9" style:family="graphic" style:parent-style-name="塗りつぶしなし線なしオブジェクト">
      <style:graphic-properties draw:fill="bitmap" draw:fill-image-name="Bitmape_20_3" style:repeat="stretch" draw:textarea-vertical-align="middle"/>
    </style:style>
    <style:style style:name="gr10" style:family="graphic" style:parent-style-name="standard">
      <style:graphic-properties draw:stroke="none" svg:stroke-color="#000000" draw:fill="solid" draw:fill-color="#000000" draw:textarea-horizontal-align="center" draw:textarea-vertical-align="middle" fo:min-height="1.2cm" draw:shadow="hidden"/>
    </style:style>
    <style:style style:name="P1" style:family="paragraph">
      <style:paragraph-properties fo:text-align="center"/>
    </style:style>
    <style:style style:name="P2" style:family="paragraph">
      <style:paragraph-properties fo:text-align="center"/>
      <style:text-properties style:font-name="Inconsolata" fo:font-size="26pt" style:font-size-asian="26pt" style:font-size-complex="26pt"/>
    </style:style>
  </office:automatic-styles>
  <office:body>
    <office:drawing>
      <draw:page draw:name="page1" draw:style-name="dp1" draw:master-page-name="標準">
        <draw:path draw:style-name="gr1" draw:text-style-name="P1" draw:layer="layout" svg:width="13.031cm" svg:height="13.05cm" svg:x="8.668cm" svg:y="4.148cm" svg:viewBox="0 0 13032 13051" svg:d="M0 13051c0-4350 0-8701 0-13051 4344 0 8688 0 13032 0 0 4350 0 8701 0 13051-4344 0-8688 0-13032 0z">
          <text:p/>
        </draw:path>
        <draw:path draw:style-name="gr2" draw:text-style-name="P1" draw:layer="layout" svg:width="13.498cm" svg:height="13.3cm" svg:x="8.2cm" svg:y="4.099cm" svg:viewBox="0 0 13499 13301" svg:d="M403 0c109 1 218 3 327 4 109 4 217 8 326 12 109 7 217 14 326 21 108 10 217 19 325 29 108 12 217 24 325 36 108 15 216 30 324 45 107 18 215 35 322 53 107 20 214 41 321 61 106 23 213 45 319 68 106 26 212 51 318 77 105 28 210 57 315 85 104 31 209 61 313 92 104 34 207 67 311 101 103 36 206 72 309 108 102 38 203 77 305 115 101 41 202 82 303 123 100 44 199 87 299 131 99 46 197 92 296 138 97 49 195 97 292 146 96 51 193 102 289 153 95 53 190 106 285 159 94 56 187 111 281 167 92 58 184 116 276 174 91 60 181 121 272 181 89 62 179 125 268 187 88 65 175 129 263 194 86 67 172 134 258 201 84 69 168 138 252 207 83 71 165 142 248 213 81 73 161 146 242 219 79 75 157 151 236 226 77 77 154 154 231 231 75 79 150 157 225 236 73 81 146 162 219 243 71 82 142 165 213 247 69 84 138 169 207 253 67 86 134 172 201 258 64 88 129 175 193 263 63 89 125 179 188 268 60 91 120 181 180 272 58 92 116 185 174 277 56 94 111 187 167 281 53 95 106 190 159 285 51 96 102 192 153 288 48 98 97 195 145 293 46 99 92 197 138 296 43 100 87 200 130 300 41 101 82 201 123 302 39 102 77 204 116 306 36 103 72 205 108 308 33 104 67 207 100 311 31 104 61 209 92 313 28 105 56 211 84 316 26 106 51 212 77 318 23 106 45 213 68 319 20 107 41 214 61 321 18 107 35 215 53 322 15 108 29 216 44 324 12 108 24 217 36 325 10 108 19 217 29 325 7 109 13 217 20 326 4 109 8 217 12 326 1 109 3 218 4 327-4367-2-8733-4-13100-6 1-4367 3-8733 4-13100zM0 101zM13400 13301z">
          <text:p/>
        </draw:path>
        <draw:path draw:style-name="gr3" draw:text-style-name="P1" draw:layer="layout" svg:width="26.199cm" svg:height="26.199cm" svg:x="-4.501cm" svg:y="4.099cm" svg:viewBox="0 0 26200 26200" svg:d="M13104 0c109 1 218 3 327 4 109 4 217 8 326 12 109 7 217 14 326 21 108 10 217 19 325 29 108 12 217 24 325 36 108 15 216 30 324 45 107 18 215 35 322 53 107 20 214 41 321 61 106 23 213 45 319 68 106 26 212 51 318 77 105 28 210 57 315 85 104 31 209 61 313 92 104 34 207 67 311 101 103 36 206 72 309 108 102 38 203 77 305 115 101 41 202 82 303 123 100 44 199 87 299 131 99 46 197 92 296 138 97 49 195 97 292 146 96 51 193 102 289 153 95 53 190 106 285 159 94 56 187 111 281 167 92 58 184 116 276 174 91 60 181 121 272 181 89 62 179 125 268 187 88 65 175 129 263 194 86 67 172 134 258 201 84 69 168 138 252 207 83 71 165 142 248 213 81 73 161 146 242 219 79 75 157 151 236 226 77 77 154 154 231 231 75 79 150 157 225 236 73 81 146 162 219 243 71 82 142 165 213 247 69 84 138 169 207 253 67 86 134 172 201 258 64 88 129 175 193 263 63 89 125 179 188 268 60 91 120 181 180 272 58 92 116 185 174 277 56 94 111 187 167 281 53 95 106 190 159 285 51 96 102 192 153 288 48 98 97 195 145 293 46 99 92 197 138 296 43 100 87 200 130 300 41 101 82 201 123 302 39 102 77 204 116 306 36 103 72 205 108 308 33 104 67 207 100 311 31 104 61 209 92 313 28 105 56 211 84 316 26 106 51 212 77 318 23 106 45 213 68 319 20 107 41 214 61 321 18 107 35 215 53 322 15 108 29 216 44 324 12 108 24 217 36 325 10 108 19 217 29 325 7 109 13 217 20 326 4 109 8 217 12 326 1 109 3 218 4 327-4367-2-8733-4-13100-6 1-4367 3-8733 4-13100zM0 0zM26200 26200z">
          <text:p/>
        </draw:path>
        <draw:path draw:style-name="gr4" draw:text-style-name="P1" draw:layer="layout" svg:width="0.294cm" svg:height="0.294cm" svg:x="8.453cm" svg:y="17.053cm" svg:viewBox="0 0 295 295" svg:d="M147 0c83 0 147 64 147 147s-64 147-147 147-147-64-147-147 64-147 147-147zM0 0zM295 295z">
          <text:p/>
        </draw:path>
        <draw:path draw:style-name="gr5" draw:text-style-name="P1" draw:layer="layout" svg:width="16.499cm" svg:height="-0.001cm" draw:transform="rotate (-1.5707963267949) translate (8.6cm 2.3cm)" svg:viewBox="0 0 16500 0" svg:d="M0 0c5500 0 11000 0 16500 0">
          <text:p/>
        </draw:path>
        <draw:path draw:style-name="gr6" draw:text-style-name="P1" draw:layer="layout" svg:width="13.146cm" svg:height="0cm" draw:transform="rotate (1.5707963267949) translate (21.7cm 17.204cm)" svg:viewBox="0 0 13147 0" svg:d="M0 0c4382 0 8765 0 13147 0">
          <text:p/>
        </draw:path>
        <draw:path draw:style-name="gr5" draw:text-style-name="P1" draw:layer="layout" svg:width="16.699cm" svg:height="0cm" svg:x="7cm" svg:y="17.2cm" svg:viewBox="0 0 16700 0" svg:d="M0 0c5567 0 11133 0 16700 0">
          <text:p/>
        </draw:path>
        <draw:path draw:style-name="gr6" draw:text-style-name="P1" draw:layer="layout" svg:width="13.146cm" svg:height="0cm" svg:x="8.605cm" svg:y="4.098cm" svg:viewBox="0 0 13147 0" svg:d="M0 0c4382 0 8765 0 13147 0">
          <text:p/>
        </draw:path>
        <draw:path draw:style-name="gr7" draw:text-style-name="P1" draw:layer="layout" svg:width="0.499cm" svg:height="0.55cm" svg:x="21.474cm" svg:y="17.558cm" svg:viewBox="0 0 500 551" svg:d="M0 551c0-184 0-367 0-551 167 0 333 0 500 0 0 184 0 367 0 551-167 0-333 0-500 0z">
          <text:p/>
        </draw:path>
        <draw:path draw:style-name="gr7" draw:text-style-name="P1" draw:layer="layout" svg:width="0.499cm" svg:height="0.55cm" svg:x="7.677cm" svg:y="3.846cm" svg:viewBox="0 0 500 551" svg:d="M0 551c0-184 0-367 0-551 167 0 333 0 500 0 0 184 0 367 0 551-167 0-333 0-500 0z">
          <text:p/>
        </draw:path>
        <draw:path draw:style-name="gr8" draw:text-style-name="P1" draw:layer="layout" svg:width="3.845cm" svg:height="2.029cm" svg:x="17.054cm" svg:y="5.221cm" svg:viewBox="0 0 3846 2030" svg:d="M0 2030c0-677 0-1353 0-2030 1282 0 2564 0 3846 0 0 677 0 1353 0 2030-1282 0-2564 0-3846 0z">
          <text:p/>
        </draw:path>
        <draw:path draw:style-name="gr9" draw:text-style-name="P1" draw:layer="layout" svg:width="3.906cm" svg:height="2.034cm" svg:x="12.088cm" svg:y="10.965cm" svg:viewBox="0 0 3907 2035" svg:d="M0 2035c0-678 0-1357 0-2035 1302 0 2605 0 3907 0 0 678 0 1357 0 2035-1302 0-2605 0-3907 0z">
          <text:p/>
        </draw:path>
        <draw:path draw:style-name="gr10" draw:text-style-name="P2" draw:layer="layout" svg:width="0.365cm" svg:height="0.585cm" svg:x="7.796cm" svg:y="17.616cm" svg:viewBox="0 0 366 586" svg:d="M184 0c-90 0-184 112-184 294 0 186 94 292 185 292 83 0 181-90 181-287 0-194-94-299-182-299zM273 131l-201 261c-8-33-12-68-12-109 0-146 67-227 123-227 32 0 66 25 90 75zM294 192c9 32 12 70 12 115 0 160-68 220-119 220-34 0-69-27-93-78z">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onymous Pro" svg:font-family="'Anonymous Pro'" style:font-pitch="fixed"/>
    <style:font-face style:name="Inconsolata" svg:font-family="Inconsolata" style:font-pitch="fixed"/>
    <style:font-face style:name="Ubuntu Mono" svg:font-family="'Ubuntu 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TakaoPGothic" svg:font-family="TakaoPGothic" style:font-family-generic="system" style:font-pitch="variable"/>
  </office:font-face-decls>
  <office:styles>
    <draw:fill-image draw:name="Bitmape_20_1" draw:display-name="Bitmape 1" xlink:href="Pictures/10000201000000450000004C9BFF8EA8.png" xlink:type="simple" xlink:show="embed" xlink:actuate="onLoad"/>
    <draw:fill-image draw:name="Bitmape_20_2" draw:display-name="Bitmape 2" xlink:href="Pictures/1000020100000179000000C76C5CDCDD.png" xlink:type="simple" xlink:show="embed" xlink:actuate="onLoad"/>
    <draw:fill-image draw:name="Bitmape_20_3" draw:display-name="Bitmape 3" xlink:href="Pictures/100002010000017E000000C7ABC1B2DE.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kaoPGothic" style:font-size-asian="24pt" style:language-asian="ja" style:country-asian="JP" style:font-name-complex="TakaoPGothi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kaoPGothic" style:font-family-asian="TakaoPGothi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1-20T14:47:04.425452491</meta:creation-date>
    <dc:date>2015-02-04T02:10:24.591199651</dc:date>
    <meta:editing-duration>PT1H18M31S</meta:editing-duration>
    <meta:editing-cycles>42</meta:editing-cycles>
    <meta:generator>LibreOffice/4.2.7.2$Linux_X86_64 LibreOffice_project/420m0$Build-2</meta:generator>
    <meta:document-statistic meta:object-count="13"/>
  </office:meta>
</office:document-meta>
</file>